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E0000015E0C422C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" officeooo:rsid="000dd069" officeooo:paragraph-rsid="000dd06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draw:frame draw:style-name="fr1" draw:name="Image1" text:anchor-type="as-char" svg:width="2.963cm" svg:height="2.963cm" draw:z-index="0"><draw:image xlink:href="Pictures/100000010000015E0000015E0C422C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7:53:30.365220675</meta:creation-date>
    <dc:date>2024-04-30T20:15:55.676659737</dc:date>
    <meta:editing-duration>PT3M20S</meta:editing-duration>
    <meta:editing-cycles>4</meta:editing-cycles>
    <meta:generator>LibreOffice/24.2.2.1$Linux_X86_64 LibreOffice_project/420$Build-1</meta:generator>
    <meta:document-statistic meta:table-count="0" meta:image-count="1" meta:object-count="0" meta:page-count="1" meta:paragraph-count="1" meta:word-count="2" meta:character-count="11" meta:non-whitespace-character-count="10"/>
  </office:meta>
</office:document-meta>
</file>